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152cb6"/>
    </style:style>
    <style:style style:name="P3" style:family="paragraph" style:parent-style-name="Text_20_body">
      <style:text-properties officeooo:rsid="00152cb6" officeooo:paragraph-rsid="00152cb6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152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Una Sol·licitud / Instància</text:span></text:span></text:p>
      <text:p text:style-name="P1"><text:span text:style-name="Strong_20_Emphasis"><text:span text:style-name="T3"/></text:span></text:p>
      <text:p text:style-name="Text_20_body"><text:span text:style-name="T4">Julia</text:span> <text:span text:style-name="T4">Pons</text:span> <text:span text:style-name="T4">Salort</text:span>, amb domicili a l’av. Central, 5<text:span text:style-name="T4">9</text:span>, 7è 1a, de Maó, amb</text:p>
      <text:p text:style-name="Text_20_body">DNI núm. <text:span text:style-name="T4">234353</text:span>, telèfon <text:span text:style-name="T4">27 38 29</text:span></text:p>
      <text:p text:style-name="Text_20_body"><text:span text:style-name="Strong_20_Emphasis"/></text:p>
      <text:p text:style-name="Text_20_body"><text:span text:style-name="Strong_20_Emphasis"/></text:p>
      <text:p text:style-name="P2"><text:span text:style-name="Strong_20_Emphasis">EXPÒS:</text:span> <text:s/>som <text:span text:style-name="T4">una </text:span>llicenciada en <text:span text:style-name="T4">Drets</text:span> per la Universitat de Barcelona i treball des de fa <text:span text:style-name="T4">7</text:span> anys a al despatx d'assessoria financera Pujol i Associats.</text:p>
      <text:p text:style-name="P2">Que m’he assabentat, per l’Ordre de data <text:span text:style-name="T4">25 - 4 -25</text:span>, publicada en el BOIB núm. 45/202<text:span text:style-name="T4">5</text:span>, que s’ofereix una plaça administrativa en una empresa pública.</text:p>
      <text:p text:style-name="Text_20_body">Que complesc tots els requisits que s’hi demanen i aport la documentació corresponent.</text:p>
      <text:p text:style-name="Text_20_body">Per tot açò,</text:p>
      <text:p text:style-name="Text_20_body"><text:span text:style-name="Strong_20_Emphasis">SOL·LICIT:</text:span> Que sigui admesa aquesta sol·licitud per ocupar la plaça administrativa esmentada.</text:p>
      <text:p text:style-name="Text_20_body">Maó, <text:span text:style-name="T4">25</text:span> de <text:span text:style-name="T4">Abril</text:span> de 202<text:span text:style-name="T4">5</text:span></text:p>
      <text:p text:style-name="P3">[Signatura]</text:p>
      <text:p text:style-name="P2"><text:span text:style-name="T4">Julia</text:span> <text:span text:style-name="T4">Pons</text:span> <text:span text:style-name="T4">Salort</text:span></text:p>
      <text:p text:style-name="Text_20_body"><text:span text:style-name="Strong_20_Emphasis">DEPARTAMENT DE RECURSOS HUMANS</text:span></text:p>
      <text:p text:style-name="Text_20_body">Ajuntament de Maó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54:08.663216751</meta:creation-date>
    <dc:date>2024-11-19T09:03:31.460197381</dc:date>
    <meta:editing-duration>PT9M24S</meta:editing-duration>
    <meta:editing-cycles>1</meta:editing-cycles>
    <meta:document-statistic meta:table-count="0" meta:image-count="0" meta:object-count="0" meta:page-count="1" meta:paragraph-count="13" meta:word-count="122" meta:character-count="721" meta:non-whitespace-character-count="611"/>
    <meta:generator>LibreOffice/24.2.6.2$Linux_X86_64 LibreOffice_project/420$Build-2</meta:generator>
  </office:meta>
</office:document-meta>
</file>